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37:18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83690953073357E-016">
                <text:p>-1.83690953073357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5107285922007E-016">
                <text:p>5.510728592200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9.18454765366783E-016">
                <text:p>-9.18454765366783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858366715135E-015">
                <text:p>1.2858366715135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65321857766021E-015">
                <text:p>-1.65321857766021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